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3196" officeooo:paragraph-rsid="00013196"/>
    </style:style>
    <style:style style:name="P2" style:family="paragraph" style:parent-style-name="Standard">
      <style:paragraph-properties fo:text-align="start" style:justify-single-word="false"/>
      <style:text-properties officeooo:rsid="00013196" officeooo:paragraph-rsid="00013196"/>
    </style:style>
    <style:style style:name="P3" style:family="paragraph" style:parent-style-name="Standard">
      <style:paragraph-properties fo:text-align="start" style:justify-single-word="false"/>
      <style:text-properties officeooo:rsid="0001ab1c" officeooo:paragraph-rsid="0001ab1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ab1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C: Advanced Racing Construct</text:p>
      <text:p text:style-name="P1"/>
      <text:p text:style-name="P1">HUD Descriptions</text:p>
      <text:p text:style-name="P1"/>
      <text:p text:style-name="P1"/>
      <text:p text:style-name="P1"/>
      <text:p text:style-name="P2">A) <text:tab/>These two half moon crescents represent the current power level of your racer. The rightmost crescent is the amount of power being output by the player, with the yellow portion of the gradient representing a moderate effort (and there for in game speed) to orange/red to show a hard effort and fast speed. Remember, in <text:span text:style-name="T1">ARC</text:span><text:span text:style-name="T2">, the racer is powered by the players real time pedaling efforts.</text:span></text:p>
      <text:p text:style-name="P2"><text:span text:style-name="T2"><text:tab/>The second crescent on the left side of the screen shows the players combo progress. After obtaining pickups throughout the course, this meter will fill and once full will allow the player to use a ‘special’, which will be different depending on the current racer that the player has chosen.</text:span></text:p>
      <text:p text:style-name="P2"><text:span text:style-name="T2"/></text:p>
      <text:p text:style-name="P2"><text:span text:style-name="T2"/></text:p>
      <text:p text:style-name="P2"><text:span text:style-name="T2">B)<text:tab/>This is an example of an on course power-up. The triple triangles being an immediate speed boost for a certain amount of time that also contributes to the </text:span><text:span text:style-name="T3">cumulative power score represented by the left crescent.</text:span></text:p>
      <text:p text:style-name="P2"><text:span text:style-name="T3"/></text:p>
      <text:p text:style-name="P3"><text:span text:style-name="T2">C) <text:tab/>This is your position on the course relative to other players.</text:span></text:p>
      <text:p text:style-name="P3"><text:span text:style-name="T2"/></text:p>
      <text:p text:style-name="P3"><text:span text:style-name="T2"/></text:p>
      <text:p text:style-name="P3"><text:span text:style-name="T2">D) <text:tab/>The players racer will remain centered on the screen as the player navigates the track. Tracks will have obstacles to be avoided as well as plenty of twists, turns, and gradient changes to keep the player engaged.</text:span></text:p>
      <text:p text:style-name="P3"><text:span text:style-name="T2"/></text:p>
      <text:p text:style-name="P3"><text:span text:style-name="T2">E)<text:tab/>This is a crude representation of the ‘racer’. </text:span><text:span text:style-name="T1">ARC </text:span><text:span text:style-name="T2">will feature five different types of racers that players are able to use once they have been unlocked. Each racer will have different benefits that might lend itself to being favorable for different courses or to suit player preference. </text:span></text:p>
      <text:p text:style-name="P3"><text:span text:style-name="T2"><text:tab/>The racers are inspired heavily by ‘Redout’ and ‘F-ZERO’; they are relatively small, one person <text:s/>low orbit, fusion powered racing ships. Racers will be customizable by the player with ‘mods’.</text:span></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1T12:08:26.344000000</meta:creation-date>
    <dc:date>2020-12-31T12:38:06.456000000</dc:date>
    <meta:editing-duration>PT7M30S</meta:editing-duration>
    <meta:editing-cycles>1</meta:editing-cycles>
    <meta:document-statistic meta:table-count="0" meta:image-count="0" meta:object-count="0" meta:page-count="1" meta:paragraph-count="9" meta:word-count="290" meta:character-count="1709" meta:non-whitespace-character-count="1421"/>
    <meta:generator>LibreOffice/7.0.4.2$Windows_X86_64 LibreOffice_project/dcf040e67528d9187c66b2379df5ea4407429775</meta:generator>
  </office:meta>
</office:document-meta>
</file>